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B00000088932BC2C8CC200FAB.png" manifest:media-type="image/png"/>
  <manifest:file-entry manifest:full-path="Pictures/1000000100000214000000880D239F4F38B178C0.png" manifest:media-type="image/png"/>
  <manifest:file-entry manifest:full-path="Pictures/100000010000025F0000012A3918007ECCCC8DE6.png" manifest:media-type="image/png"/>
  <manifest:file-entry manifest:full-path="Pictures/100000010000025F0000012A96C70164B7E21D11.png" manifest:media-type="image/png"/>
  <manifest:file-entry manifest:full-path="Pictures/100000010000025F0000013092EB03582EB5A4F2.png" manifest:media-type="image/png"/>
  <manifest:file-entry manifest:full-path="Pictures/10000001000003B20000005F03CA8DB303FC7BA5.png" manifest:media-type="image/png"/>
  <manifest:file-entry manifest:full-path="Pictures/1000000100000201000000AAF933060E7895D07E.png" manifest:media-type="image/png"/>
  <manifest:file-entry manifest:full-path="Pictures/10000001000004B1000000E9F01DA130BDC1BEEC.png" manifest:media-type="image/png"/>
  <manifest:file-entry manifest:full-path="Pictures/10000001000004B100000127A91D1A09DFAC016A.png" manifest:media-type="image/png"/>
  <manifest:file-entry manifest:full-path="Pictures/100000010000035400000072B0FA8F9777BB7B9F.png" manifest:media-type="image/png"/>
  <manifest:file-entry manifest:full-path="Pictures/10000001000001E00000003282304745D87D16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20c893" officeooo:paragraph-rsid="0020c893" style:font-size-asian="16pt" style:font-size-complex="16pt"/>
    </style:style>
    <style:style style:name="P2" style:family="paragraph" style:parent-style-name="Standard">
      <style:text-properties fo:font-size="16pt" fo:font-weight="bold" officeooo:rsid="0020c893" officeooo:paragraph-rsid="0020c893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20c893"/>
    </style:style>
    <style:style style:name="P4" style:family="paragraph" style:parent-style-name="Standard">
      <style:text-properties fo:font-size="16pt" fo:font-weight="bold" officeooo:rsid="0020c893" officeooo:paragraph-rsid="0020c893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officeooo:rsid="0020c893" officeooo:paragraph-rsid="0020c893" style:font-size-asian="16pt" style:font-size-complex="16pt"/>
    </style:style>
    <style:style style:name="P6" style:family="paragraph" style:parent-style-name="Standard">
      <style:text-properties officeooo:paragraph-rsid="0020c893"/>
    </style:style>
    <style:style style:name="P7" style:family="paragraph" style:parent-style-name="Standard">
      <style:text-properties officeooo:paragraph-rsid="00212318"/>
    </style:style>
    <style:style style:name="P8" style:family="paragraph" style:parent-style-name="Standard">
      <style:text-properties officeooo:paragraph-rsid="0021e7c2"/>
    </style:style>
    <style:style style:name="T1" style:family="text">
      <style:text-properties fo:font-size="22pt" fo:font-weight="bold" style:font-size-asian="19.25pt" style:font-weight-asian="bold" style:font-size-complex="22pt" style:font-weight-complex="bold"/>
    </style:style>
    <style:style style:name="T2" style:family="text">
      <style:text-properties fo:font-size="22pt" fo:font-weight="bold" officeooo:rsid="0020c893" style:font-size-asian="19.25pt" style:font-weight-asian="bold" style:font-size-complex="22pt" style:font-weight-complex="bold"/>
    </style:style>
    <style:style style:name="T3" style:family="text">
      <style:text-properties fo:font-size="22pt" fo:font-weight="bold" officeooo:rsid="0022e627" style:font-size-asian="19.25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font-weight="bold" officeooo:rsid="0020c893" style:font-size-asian="16pt" style:font-weight-asian="bold" style:font-size-complex="16pt" style:font-weight-complex="bold"/>
    </style:style>
    <style:style style:name="T6" style:family="text">
      <style:text-properties fo:font-size="15pt" fo:font-weight="bold" officeooo:rsid="0022e627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text:span text:style-name="T1"><text:tab/><text:tab/><text:tab/><text:tab/></text:span><text:span text:style-name="T2">MongoDB Assignment</text:span></text:p>
      <text:p text:style-name="Standard"><text:span text:style-name="T2"><text:tab/><text:tab/><text:tab/><text:tab/><text:tab/><text:tab/><text:tab/><text:tab/><text:tab/><text:tab/> <text:s/></text:span><text:span text:style-name="T6">PRN:80186</text:span></text:p>
      <text:p text:style-name="Standard"><text:span text:style-name="T2"/></text:p>
      <text:p text:style-name="P1"><text:span text:style-name="T4">1)</text:span></text:p>
      <text:p text:style-name="P1"><text:span text:style-name="T4"/></text:p>
      <text:p text:style-name="Standard"><text:s/><draw:frame draw:style-name="fr1" draw:name="Image1" text:anchor-type="char" svg:x="0.298cm" svg:y="0.116cm" svg:width="16.697cm" svg:height="1.822cm" draw:z-index="2"><draw:image xlink:href="Pictures/10000001000001E00000003282304745D87D16CA.png" xlink:type="simple" xlink:show="embed" xlink:actuate="onLoad" draw:mime-type="image/png"/></draw:frame></text:p>
      <text:p text:style-name="Standard"><text:s text:c="165"/></text:p>
      <text:p text:style-name="P2">2)</text:p>
      <text:p text:style-name="Standard"/>
      <text:p text:style-name="Standard"><draw:frame draw:style-name="fr1" draw:name="Image2" text:anchor-type="char" svg:x="0.219cm" svg:y="0.18cm" svg:width="16.57cm" svg:height="2.274cm" draw:z-index="3"><draw:image xlink:href="Pictures/100000010000035400000072B0FA8F9777BB7B9F.png" xlink:type="simple" xlink:show="embed" xlink:actuate="onLoad" draw:mime-type="image/png"/></draw:frame><draw:frame draw:style-name="fr1" draw:name="Image10" text:anchor-type="char" svg:x="0.233cm" svg:y="2.824cm" svg:width="16.524cm" svg:height="3.692cm" draw:z-index="4"><draw:image xlink:href="Pictures/1000000100000201000000AAF933060E7895D07E.png" xlink:type="simple" xlink:show="embed" xlink:actuate="onLoad" draw:mime-type="image/png"/></draw:frame></text:p>
      <text:p text:style-name="Standard"><text:s text:c="168"/></text:p>
      <text:p text:style-name="P2">3)</text:p>
      <text:p text:style-name="Standard"/>
      <text:p text:style-name="Standard"><draw:frame draw:style-name="fr1" draw:name="Image3" text:anchor-type="char" svg:x="0.159cm" svg:y="0.407cm" svg:width="17cm" svg:height="1.706cm" draw:z-index="5"><draw:image xlink:href="Pictures/10000001000003B20000005F03CA8DB303FC7BA5.png" xlink:type="simple" xlink:show="embed" xlink:actuate="onLoad" draw:mime-type="image/png"/></draw:frame></text:p>
      <text:p text:style-name="P3"><draw:frame draw:style-name="fr1" draw:name="Image11" text:anchor-type="char" svg:x="0.272cm" svg:y="0.099cm" svg:width="16.909cm" svg:height="5.547cm" draw:z-index="6"><draw:image xlink:href="Pictures/100000010000025F0000013092EB03582EB5A4F2.png" xlink:type="simple" xlink:show="embed" xlink:actuate="onLoad" draw:mime-type="image/png"/></draw:frame><text:s text:c="182"/></text:p>
      <text:p text:style-name="P3"><text:soft-page-break/><text:span text:style-name="T5">4)</text:span> <text:s text:c="7"/></text:p>
      <text:p text:style-name="P3"><draw:frame draw:style-name="fr1" draw:name="Image4" text:anchor-type="char" svg:x="0.233cm" svg:y="0.212cm" svg:width="17.106cm" svg:height="6.814cm" draw:z-index="7"><draw:image xlink:href="Pictures/100000010000025F0000012A96C70164B7E21D11.png" xlink:type="simple" xlink:show="embed" xlink:actuate="onLoad" draw:mime-type="image/png"/></draw:frame><text:s/></text:p>
      <text:p text:style-name="P7"><text:span text:style-name="T5">5)</text:span></text:p>
      <text:p text:style-name="P7"><text:s text:c="240"/></text:p>
      <text:p text:style-name="P3"><draw:frame draw:style-name="fr1" draw:name="Image5" text:anchor-type="char" svg:x="0.249cm" svg:y="0cm" svg:width="16.928cm" svg:height="7.885cm" draw:z-index="8"><draw:image xlink:href="Pictures/100000010000025F0000012A3918007ECCCC8DE6.png" xlink:type="simple" xlink:show="embed" xlink:actuate="onLoad" draw:mime-type="image/png"/></draw:frame><text:s text:c="15"/></text:p>
      <text:p text:style-name="P7"><text:span text:style-name="T5">6)</text:span></text:p>
      <text:p text:style-name="P7"><text:s text:c="140"/></text:p>
      <text:p text:style-name="P3"><draw:frame draw:style-name="fr1" draw:name="Image6" text:anchor-type="char" svg:x="0.166cm" svg:y="0cm" svg:width="16.962cm" svg:height="3.598cm" draw:z-index="9"><draw:image xlink:href="Pictures/1000000100000214000000880D239F4F38B178C0.png" xlink:type="simple" xlink:show="embed" xlink:actuate="onLoad" draw:mime-type="image/png"/></draw:frame><text:s text:c="36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7"><text:soft-page-break/><text:span text:style-name="T5">7)</text:span></text:p>
      <text:p text:style-name="P7"><text:s text:c="122"/></text:p>
      <text:p text:style-name="P3"><draw:frame draw:style-name="fr1" draw:name="Image7" text:anchor-type="char" svg:x="0.18cm" svg:y="0cm" svg:width="17.159cm" svg:height="3.598cm" draw:z-index="10"><draw:image xlink:href="Pictures/100000010000025B00000088932BC2C8CC200FAB.png" xlink:type="simple" xlink:show="embed" xlink:actuate="onLoad" draw:mime-type="image/png"/></draw:frame><text:s text:c="44"/></text:p>
      <text:p text:style-name="P3"/>
      <text:p text:style-name="P2">8)</text:p>
      <text:p text:style-name="P2"/>
      <text:p text:style-name="P3"><draw:frame draw:style-name="fr1" draw:name="Image8" text:anchor-type="char" svg:x="0cm" svg:y="0.159cm" svg:width="17.392cm" svg:height="4.175cm" draw:z-index="0"><draw:image xlink:href="Pictures/10000001000004B100000127A91D1A09DFAC016A.png" xlink:type="simple" xlink:show="embed" xlink:actuate="onLoad" draw:mime-type="image/png"/></draw:frame><text:s text:c="171"/></text:p>
      <text:p text:style-name="P8"><text:span text:style-name="T5">9)</text:span></text:p>
      <text:p text:style-name="P8"><text:s text:c="165"/></text:p>
      <text:p text:style-name="Standard"><draw:frame draw:style-name="fr1" draw:name="Image9" text:anchor-type="char" svg:x="0.095cm" svg:y="0cm" svg:width="17.339cm" svg:height="3.297cm" draw:z-index="1"><draw:image xlink:href="Pictures/10000001000004B1000000E9F01DA130BDC1BE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51:23.550155854</meta:creation-date>
    <dc:date>2023-09-21T19:39:19.971527206</dc:date>
    <meta:editing-duration>PT8M21S</meta:editing-duration>
    <meta:editing-cycles>4</meta:editing-cycles>
    <meta:generator>LibreOffice/7.3.7.2$Linux_X86_64 LibreOffice_project/30$Build-2</meta:generator>
    <meta:document-statistic meta:table-count="0" meta:image-count="11" meta:object-count="0" meta:page-count="3" meta:paragraph-count="24" meta:word-count="12" meta:character-count="1521" meta:non-whitespace-character-count="44"/>
  </office:meta>
</office:document-meta>
</file>